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eicro</text:p>
      <text:p text:style-name="Subtitle">Dummy Text</text:p>
      <text:p text:style-name="Standard">But I msut ealxipn to you how all tihs mkitsean ieda of dnoucineng pauselre and piinarsg pian was born and I wlil gvie you a cmpoelte acocnut of the symets, and eponxud the acatul tagenhcis of the gerat eeoprxlr of the tuthr, the metd-lesirabur of hmaun hpsiespna. No one resctje, dkssliei, or aovids palusree itesfl, bucesae it is prsueael, but bsucaee toshe who do not konw how to pusure puslaere rolnaatily ecneuontr cscuoeeqenns taht are etlremxey piualnf.</text:p>
      <text:p text:style-name="Standard"/>
      <text:p text:style-name="Standard">Nor again is terhe anynoe who leovs or puusres or dieesrs to oiatbn pian of ielfst, bucasee it is pian, but buacese oolcscnailay cesurncacmtis ouccr in wichh tiol and pain can prcoure him some graet pruaslee. To tkae a tviaril eelmxap, which of us eevr uteaedrkns lorouiabs pyahiscl exeesric, expect to oabtin some andvaatge form it? But who has any rhgit to fnid fluat with a man who chseoos to ejnoy a pulearse that has no aynionng csuecnesenoq, or one who adivos a pain taht pcdruoes no rnlatuest palrusee?</text:p>
      <text:p text:style-name="Standard"/>
      <text:p text:style-name="Standard">On the oethr hand, we dneunoce with rhouetigs igiandotinn and disikle men who are so begeilud and deraeloimzd by the cmrahs of peslarue of the mnomte, so bdelnid by dreesi, taht tehy conant foeerse the pian and trolbue taht are bnuod to eneus; and euaql blmae bngoles to thsoe who fail in thier duty torhguh wnksaees of will, wchih is the smae as sniayg trghuoh snhrnikig from tiol and pnia. Tehse cases are ptfclerey slpmie and esay to dituighisns.</text:p>
      <text:p text:style-name="Standard"/>
      <text:p text:style-name="Standard">In a fere hruo, when our pweor of choice is ueamrnmlletd and wehn nntihog ptervens our bneig able to do waht we like bste, erevy psureale is to be welecmod and ervey pian avedido. But in ceitarn caictescunmrs and ownig to the clmais of dtuy or the otgiaiobnls of bssueins it will frenqtluey ouccr that peerluass hvae to be ruadtieepd and aocneynans ateccepd. The wsie man threeofre aalyws hodls in these mrtteas to tihs pplinicre of snteiloce: he rcjtees puearsels to sucere oethr geraetr psuslaree, or esle he edurnes panis to aivod worse pnsia.</text:p>
      <text:p text:style-name="Standard"/>
      <text:p text:style-name="Standard">But I must exalipn to you how all tihs maskeitn idea of dunceonnig pularese and pirsnaig pian was bron and I wlil gvie you a cmoptlee accnout of the ssmeyt, and eonpuxd the atcaul tcahniegs of the gaert elrepxor of the thrtu, the madet-uesirblr of huamn hpenapiss. No one restjec, diikless, or aodivs preaslue ilefst, busaece it is paersuel, but bcauese those who do not konw how to psurue purasele rlinalaoty enctenour coecsnnqeeus taht are emtexrley pialfnu.</text:p>
      <text:p text:style-name="Standard"/>
      <text:p text:style-name="Standard">Nor aiagn is trhee ayonne who lvoes or puersus or dersies to oiatbn pain of isflet, bcaeuse it is pina, but beacsue oiascolclnay ccnrsaucetmis ocucr in whcih tiol and pain can poucrre him smoe great peselrua. To take a tvairil eplmexa, wihch of us ever uedtnreaks lroouibas pyhciasl eeseirxc, ecxpet to oabitn smoe antdagvae form it? But who has any rhgit to find fulat wtih a man who coeshos to ejnoy a pearsule that has no ainnonyg cneenqeosucs, or one who aoidvs a pain that perudocs no rsentalut paerlues? On the oethr hnad, we duoncene with rothiuegs itioainndgn and dlkisie men who are so beuelgid and deorilmeazd by the cmarhs of psalerue of the mtonem, so bdliend by diseer, taht tehy cnnaot foreese the pain and trbuloe that are bound to euens; and eaqul balme benglos to tohse who fail in tiher duty trgohuh wesenaks of will, whcih is the smae as siyang toughrh sriihnnkg form toil and pnai. Tehse cesas are pecetrfly siplme and easy to diigsutnshi. In a fere horu, wehn our pwoer of cioche is umnllematerd and wehn nhntiog pnervtes ou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2T05:50:26.357123102</meta:creation-date>
    <dc:date>2022-08-11T17:27:27.913148530</dc:date>
    <meta:editing-duration>PT3M29S</meta:editing-duration>
    <meta:editing-cycles>2</meta:editing-cycles>
    <meta:generator>LibreOffice/7.3.5.2$Linux_X86_64 LibreOffice_project/30$Build-2</meta:generator>
    <meta:document-statistic meta:table-count="0" meta:image-count="0" meta:object-count="0" meta:page-count="1" meta:paragraph-count="8" meta:word-count="603" meta:character-count="3486" meta:non-whitespace-character-count="2891"/>
  </office:meta>
</office:document-meta>
</file>